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1445in"/>
    </style:style>
    <style:style style:name="co4" style:family="table-column">
      <style:table-column-properties fo:break-before="auto" style:column-width="1.0984in"/>
    </style:style>
    <style:style style:name="co5" style:family="table-column">
      <style:table-column-properties fo:break-before="auto" style:column-width="1.0654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0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dddddd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none" fo:border-right="0.74pt solid #000000" fo:border-top="0.74pt solid #000000"/>
    </style:style>
    <style:style style:name="ce5" style:family="table-cell" style:parent-style-name="Default">
      <style:table-cell-properties fo:border-bottom="none" fo:background-color="#dddddd" fo:border-left="none" fo:border-right="0.74pt solid #000000" fo:border-top="none"/>
    </style:style>
    <style:style style:name="ce6" style:family="table-cell" style:parent-style-name="Default">
      <style:table-cell-properties fo:border-bottom="0.74pt solid #000000" fo:background-color="#dddddd" fo:border-left="none" fo:border-right="0.74pt solid #000000" fo:border-top="none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 style:data-style-name="N131">
      <style:table-cell-properties fo:border-bottom="none" fo:border-left="none" fo:border-right="0.74pt solid #000000" fo:border-top="0.74pt solid #000000"/>
    </style:style>
    <style:style style:name="ce10" style:family="table-cell" style:parent-style-name="Default" style:data-style-name="N131">
      <style:table-cell-properties fo:border-bottom="none" fo:border-left="none" fo:border-right="0.74pt solid #000000" fo:border-top="none"/>
    </style:style>
    <style:style style:name="ce11" style:family="table-cell" style:parent-style-name="Default" style:data-style-name="N131">
      <style:table-cell-properties fo:border-bottom="0.74pt solid #000000" fo:border-left="none" fo:border-right="0.74pt solid #000000" fo:border-top="none"/>
    </style:style>
    <style:style style:name="ce12" style:family="table-cell" style:parent-style-name="Default" style:data-style-name="N131"/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ujeto</text:p>
          </table:table-cell>
          <table:table-cell table:style-name="ce1" office:value-type="string" calcext:value-type="string">
            <text:p>Tiempo 1 </text:p>
          </table:table-cell>
          <table:table-cell table:style-name="ce4" office:value-type="string" calcext:value-type="string">
            <text:p>(Tiempo 1 – M)²</text:p>
          </table:table-cell>
          <table:table-cell table:style-name="ce7" office:value-type="string" calcext:value-type="string">
            <text:p>Errores 1</text:p>
          </table:table-cell>
          <table:table-cell table:style-name="ce9" office:value-type="string" calcext:value-type="string">
            <text:p>(Errores 1 – M)²</text:p>
          </table:table-cell>
          <table:table-cell table:style-name="ce1" office:value-type="string" calcext:value-type="string">
            <text:p>Tiempo 2</text:p>
          </table:table-cell>
          <table:table-cell table:style-name="ce4" office:value-type="string" calcext:value-type="string">
            <text:p>(Tiempo 2 – M)²</text:p>
          </table:table-cell>
          <table:table-cell table:style-name="ce7" office:value-type="string" calcext:value-type="string">
            <text:p>Errores 2</text:p>
          </table:table-cell>
          <table:table-cell table:style-name="ce13" office:value-type="string" calcext:value-type="string">
            <text:p>(Errores 2 – M)²</text:p>
          </table:table-cell>
          <table:table-cell table:style-name="ce1" office:value-type="string" calcext:value-type="string">
            <text:p>Tiempo 3</text:p>
          </table:table-cell>
          <table:table-cell table:style-name="ce4" office:value-type="string" calcext:value-type="string">
            <text:p>(Tiempo 3 – M)²</text:p>
          </table:table-cell>
          <table:table-cell table:style-name="ce7" office:value-type="string" calcext:value-type="string">
            <text:p>Errores 3</text:p>
          </table:table-cell>
          <table:table-cell table:style-name="ce13" office:value-type="string" calcext:value-type="string">
            <text:p>(Errores 3 – M)²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6" calcext:value-type="float">
            <text:p>46</text:p>
          </table:table-cell>
          <table:table-cell table:style-name="ce5" table:formula="of:=([.B2]-41.6)^2" office:value-type="float" office:value="19.36" calcext:value-type="float">
            <text:p>19.36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[.D2]-0.4666666)^2" office:value-type="float" office:value="0.21777771555556" calcext:value-type="float">
            <text:p>0.2178</text:p>
          </table:table-cell>
          <table:table-cell table:style-name="ce2" office:value-type="float" office:value="81" calcext:value-type="float">
            <text:p>81</text:p>
          </table:table-cell>
          <table:table-cell table:style-name="ce5" table:formula="of:=([.F2]-78.0666)^2" office:value-type="float" office:value="8.60483556000004" calcext:value-type="float">
            <text:p>8.60483556000004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([.H2] - 1.0666)^2" office:value-type="float" office:value="1.13763556" calcext:value-type="float">
            <text:p>1.13763556</text:p>
          </table:table-cell>
          <table:table-cell table:style-name="ce2" office:value-type="float" office:value="105" calcext:value-type="float">
            <text:p>105</text:p>
          </table:table-cell>
          <table:table-cell table:style-name="ce5" table:formula="of:=([.J2]-98.4)^2" office:value-type="float" office:value="43.5599999999999" calcext:value-type="float">
            <text:p>43.5599999999999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formula="of:=([.L2]-1.8)^2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 table:style-name="ce5" table:formula="of:=([.B3]-41.6)^2" office:value-type="float" office:value="43.56" calcext:value-type="float">
            <text:p>43.56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[.D3]-0.4666666)^2" office:value-type="float" office:value="0.21777771555556" calcext:value-type="float">
            <text:p>0.2178</text:p>
          </table:table-cell>
          <table:table-cell table:style-name="ce2" office:value-type="float" office:value="54" calcext:value-type="float">
            <text:p>54</text:p>
          </table:table-cell>
          <table:table-cell table:style-name="ce5" table:formula="of:=([.F3]-78.0666)^2" office:value-type="float" office:value="579.20123556" calcext:value-type="float">
            <text:p>579.2012355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formula="of:=([.H3] - 1.0666)^2" office:value-type="float" office:value="0.00443556" calcext:value-type="float">
            <text:p>0.00443556</text:p>
          </table:table-cell>
          <table:table-cell table:style-name="ce2" office:value-type="float" office:value="83" calcext:value-type="float">
            <text:p>83</text:p>
          </table:table-cell>
          <table:table-cell table:style-name="ce5" table:formula="of:=([.J3]-98.4)^2" office:value-type="float" office:value="237.16" calcext:value-type="float">
            <text:p>237.16</text:p>
          </table:table-cell>
          <table:table-cell table:style-name="ce8" office:value-type="float" office:value="3" calcext:value-type="float">
            <text:p>3</text:p>
          </table:table-cell>
          <table:table-cell table:style-name="ce14" table:formula="of:=([.L3]-1.8)^2"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style-name="ce5" table:formula="of:=([.B4]-41.6)^2" office:value-type="float" office:value="2.56" calcext:value-type="float">
            <text:p>2.56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([.D4]-0.4666666)^2" office:value-type="float" office:value="0.28444451555556" calcext:value-type="float">
            <text:p>0.2844</text:p>
          </table:table-cell>
          <table:table-cell table:style-name="ce2" office:value-type="float" office:value="85" calcext:value-type="float">
            <text:p>85</text:p>
          </table:table-cell>
          <table:table-cell table:style-name="ce5" table:formula="of:=([.F4]-78.0666)^2" office:value-type="float" office:value="48.0720355600001" calcext:value-type="float">
            <text:p>48.0720355600001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formula="of:=([.H4] - 1.0666)^2" office:value-type="float" office:value="0.87123556" calcext:value-type="float">
            <text:p>0.87123556</text:p>
          </table:table-cell>
          <table:table-cell table:style-name="ce2" office:value-type="float" office:value="94" calcext:value-type="float">
            <text:p>94</text:p>
          </table:table-cell>
          <table:table-cell table:style-name="ce5" table:formula="of:=([.J4]-98.4)^2" office:value-type="float" office:value="19.3600000000001" calcext:value-type="float">
            <text:p>19.3600000000001</text:p>
          </table:table-cell>
          <table:table-cell table:style-name="ce8" office:value-type="float" office:value="3" calcext:value-type="float">
            <text:p>3</text:p>
          </table:table-cell>
          <table:table-cell table:style-name="ce14" table:formula="of:=([.L4]-1.8)^2"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41" calcext:value-type="float">
            <text:p>41</text:p>
          </table:table-cell>
          <table:table-cell table:style-name="ce5" table:formula="of:=([.B5]-41.6)^2" office:value-type="float" office:value="0.360000000000002" calcext:value-type="float">
            <text:p>0.360000000000002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[.D5]-0.4666666)^2" office:value-type="float" office:value="0.21777771555556" calcext:value-type="float">
            <text:p>0.2178</text:p>
          </table:table-cell>
          <table:table-cell table:style-name="ce2" office:value-type="float" office:value="70" calcext:value-type="float">
            <text:p>70</text:p>
          </table:table-cell>
          <table:table-cell table:style-name="ce5" table:formula="of:=([.F5]-78.0666)^2" office:value-type="float" office:value="65.0700355599999" calcext:value-type="float">
            <text:p>65.0700355599999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([.H5] - 1.0666)^2" office:value-type="float" office:value="1.13763556" calcext:value-type="float">
            <text:p>1.13763556</text:p>
          </table:table-cell>
          <table:table-cell table:style-name="ce2" office:value-type="float" office:value="79" calcext:value-type="float">
            <text:p>79</text:p>
          </table:table-cell>
          <table:table-cell table:style-name="ce5" table:formula="of:=([.J5]-98.4)^2" office:value-type="float" office:value="376.36" calcext:value-type="float">
            <text:p>376.3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formula="of:=([.L5]-1.8)^2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5" table:formula="of:=([.B6]-41.6)^2" office:value-type="float" office:value="31.36" calcext:value-type="float">
            <text:p>31.36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([.D6]-0.4666666)^2" office:value-type="float" office:value="2.35111131555556" calcext:value-type="float">
            <text:p>2.3511</text:p>
          </table:table-cell>
          <table:table-cell table:style-name="ce2" office:value-type="float" office:value="78" calcext:value-type="float">
            <text:p>78</text:p>
          </table:table-cell>
          <table:table-cell table:style-name="ce5" table:formula="of:=([.F6]-78.0666)^2" office:value-type="float" office:value="0.0044355599999992" calcext:value-type="float">
            <text:p>0.0044355599999992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([.H6] - 1.0666)^2" office:value-type="float" office:value="1.13763556" calcext:value-type="float">
            <text:p>1.13763556</text:p>
          </table:table-cell>
          <table:table-cell table:style-name="ce2" office:value-type="float" office:value="99" calcext:value-type="float">
            <text:p>99</text:p>
          </table:table-cell>
          <table:table-cell table:style-name="ce5" table:formula="of:=([.J6]-98.4)^2" office:value-type="float" office:value="0.359999999999993" calcext:value-type="float">
            <text:p>0.359999999999993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([.L6]-1.8)^2"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style-name="ce5" table:formula="of:=([.B7]-41.6)^2" office:value-type="float" office:value="31.36" calcext:value-type="float">
            <text:p>31.36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([.D7]-0.4666666)^2" office:value-type="float" office:value="0.28444451555556" calcext:value-type="float">
            <text:p>0.2844</text:p>
          </table:table-cell>
          <table:table-cell table:style-name="ce2" office:value-type="float" office:value="75" calcext:value-type="float">
            <text:p>75</text:p>
          </table:table-cell>
          <table:table-cell table:style-name="ce5" table:formula="of:=([.F7]-78.0666)^2" office:value-type="float" office:value="9.40403555999996" calcext:value-type="float">
            <text:p>9.40403555999996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([.H7] - 1.0666)^2" office:value-type="float" office:value="1.13763556" calcext:value-type="float">
            <text:p>1.13763556</text:p>
          </table:table-cell>
          <table:table-cell table:style-name="ce2" office:value-type="float" office:value="82" calcext:value-type="float">
            <text:p>82</text:p>
          </table:table-cell>
          <table:table-cell table:style-name="ce5" table:formula="of:=([.J7]-98.4)^2" office:value-type="float" office:value="268.96" calcext:value-type="float">
            <text:p>268.96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([.L7]-1.8)^2"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37" calcext:value-type="float">
            <text:p>37</text:p>
          </table:table-cell>
          <table:table-cell table:style-name="ce5" table:formula="of:=([.B8]-41.6)^2" office:value-type="float" office:value="21.16" calcext:value-type="float">
            <text:p>21.16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([.D8]-0.4666666)^2" office:value-type="float" office:value="0.28444451555556" calcext:value-type="float">
            <text:p>0.2844</text:p>
          </table:table-cell>
          <table:table-cell table:style-name="ce2" office:value-type="float" office:value="84" calcext:value-type="float">
            <text:p>84</text:p>
          </table:table-cell>
          <table:table-cell table:style-name="ce5" table:formula="of:=([.F8]-78.0666)^2" office:value-type="float" office:value="35.2052355600001" calcext:value-type="float">
            <text:p>35.2052355600001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([.H8] - 1.0666)^2" office:value-type="float" office:value="1.13763556" calcext:value-type="float">
            <text:p>1.13763556</text:p>
          </table:table-cell>
          <table:table-cell table:style-name="ce2" office:value-type="float" office:value="96" calcext:value-type="float">
            <text:p>96</text:p>
          </table:table-cell>
          <table:table-cell table:style-name="ce5" table:formula="of:=([.J8]-98.4)^2" office:value-type="float" office:value="5.76000000000003" calcext:value-type="float">
            <text:p>5.76000000000003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([.L8]-1.8)^2"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style-name="ce5" table:formula="of:=([.B9]-41.6)^2" office:value-type="float" office:value="88.36" calcext:value-type="float">
            <text:p>88.36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[.D9]-0.4666666)^2" office:value-type="float" office:value="0.21777771555556" calcext:value-type="float">
            <text:p>0.2178</text:p>
          </table:table-cell>
          <table:table-cell table:style-name="ce2" office:value-type="float" office:value="86" calcext:value-type="float">
            <text:p>86</text:p>
          </table:table-cell>
          <table:table-cell table:style-name="ce5" table:formula="of:=([.F9]-78.0666)^2" office:value-type="float" office:value="62.9388355600001" calcext:value-type="float">
            <text:p>62.9388355600001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formula="of:=([.H9] - 1.0666)^2" office:value-type="float" office:value="0.87123556" calcext:value-type="float">
            <text:p>0.87123556</text:p>
          </table:table-cell>
          <table:table-cell table:style-name="ce2" office:value-type="float" office:value="97" calcext:value-type="float">
            <text:p>97</text:p>
          </table:table-cell>
          <table:table-cell table:style-name="ce5" table:formula="of:=([.J9]-98.4)^2" office:value-type="float" office:value="1.96000000000002" calcext:value-type="float">
            <text:p>1.96000000000002</text:p>
          </table:table-cell>
          <table:table-cell table:style-name="ce8" office:value-type="float" office:value="0" calcext:value-type="float">
            <text:p>0</text:p>
          </table:table-cell>
          <table:table-cell table:style-name="ce14" table:formula="of:=([.L9]-1.8)^2"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44" calcext:value-type="float">
            <text:p>44</text:p>
          </table:table-cell>
          <table:table-cell table:style-name="ce5" table:formula="of:=([.B10]-41.6)^2" office:value-type="float" office:value="5.75999999999999" calcext:value-type="float">
            <text:p>5.75999999999999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[.D10]-0.4666666)^2" office:value-type="float" office:value="0.21777771555556" calcext:value-type="float">
            <text:p>0.2178</text:p>
          </table:table-cell>
          <table:table-cell table:style-name="ce2" office:value-type="float" office:value="86" calcext:value-type="float">
            <text:p>86</text:p>
          </table:table-cell>
          <table:table-cell table:style-name="ce5" table:formula="of:=([.F10]-78.0666)^2" office:value-type="float" office:value="62.9388355600001" calcext:value-type="float">
            <text:p>62.9388355600001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formula="of:=([.H10] - 1.0666)^2" office:value-type="float" office:value="0.87123556" calcext:value-type="float">
            <text:p>0.87123556</text:p>
          </table:table-cell>
          <table:table-cell table:style-name="ce2" office:value-type="float" office:value="110" calcext:value-type="float">
            <text:p>110</text:p>
          </table:table-cell>
          <table:table-cell table:style-name="ce5" table:formula="of:=([.J10]-98.4)^2" office:value-type="float" office:value="134.56" calcext:value-type="float">
            <text:p>134.56</text:p>
          </table:table-cell>
          <table:table-cell table:style-name="ce8" office:value-type="float" office:value="6" calcext:value-type="float">
            <text:p>6</text:p>
          </table:table-cell>
          <table:table-cell table:style-name="ce14" table:formula="of:=([.L10]-1.8)^2" office:value-type="float" office:value="17.64" calcext:value-type="float">
            <text:p>17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43" calcext:value-type="float">
            <text:p>43</text:p>
          </table:table-cell>
          <table:table-cell table:style-name="ce5" table:formula="of:=([.B11]-41.6)^2" office:value-type="float" office:value="1.96" calcext:value-type="float">
            <text:p>1.96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([.D11]-0.4666666)^2" office:value-type="float" office:value="0.28444451555556" calcext:value-type="float">
            <text:p>0.2844</text:p>
          </table:table-cell>
          <table:table-cell table:style-name="ce2" office:value-type="float" office:value="69" calcext:value-type="float">
            <text:p>69</text:p>
          </table:table-cell>
          <table:table-cell table:style-name="ce5" table:formula="of:=([.F11]-78.0666)^2" office:value-type="float" office:value="82.2032355599999" calcext:value-type="float">
            <text:p>82.2032355599999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formula="of:=([.H11] - 1.0666)^2" office:value-type="float" office:value="0.87123556" calcext:value-type="float">
            <text:p>0.87123556</text:p>
          </table:table-cell>
          <table:table-cell table:style-name="ce2" office:value-type="float" office:value="94" calcext:value-type="float">
            <text:p>94</text:p>
          </table:table-cell>
          <table:table-cell table:style-name="ce5" table:formula="of:=([.J11]-98.4)^2" office:value-type="float" office:value="19.3600000000001" calcext:value-type="float">
            <text:p>19.3600000000001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formula="of:=([.L11]-1.8)^2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37" calcext:value-type="float">
            <text:p>37</text:p>
          </table:table-cell>
          <table:table-cell table:style-name="ce5" table:formula="of:=([.B12]-41.6)^2" office:value-type="float" office:value="21.16" calcext:value-type="float">
            <text:p>21.16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[.D12]-0.4666666)^2" office:value-type="float" office:value="0.21777771555556" calcext:value-type="float">
            <text:p>0.2178</text:p>
          </table:table-cell>
          <table:table-cell table:style-name="ce2" office:value-type="float" office:value="72" calcext:value-type="float">
            <text:p>72</text:p>
          </table:table-cell>
          <table:table-cell table:style-name="ce5" table:formula="of:=([.F12]-78.0666)^2" office:value-type="float" office:value="36.8036355599999" calcext:value-type="float">
            <text:p>36.8036355599999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formula="of:=([.H12] - 1.0666)^2" office:value-type="float" office:value="0.87123556" calcext:value-type="float">
            <text:p>0.87123556</text:p>
          </table:table-cell>
          <table:table-cell table:style-name="ce2" office:value-type="float" office:value="96" calcext:value-type="float">
            <text:p>96</text:p>
          </table:table-cell>
          <table:table-cell table:style-name="ce5" table:formula="of:=([.J12]-98.4)^2" office:value-type="float" office:value="5.76000000000003" calcext:value-type="float">
            <text:p>5.76000000000003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formula="of:=([.L12]-1.8)^2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38" calcext:value-type="float">
            <text:p>38</text:p>
          </table:table-cell>
          <table:table-cell table:style-name="ce5" table:formula="of:=([.B13]-41.6)^2" office:value-type="float" office:value="12.96" calcext:value-type="float">
            <text:p>12.96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[.D13]-0.4666666)^2" office:value-type="float" office:value="0.21777771555556" calcext:value-type="float">
            <text:p>0.2178</text:p>
          </table:table-cell>
          <table:table-cell table:style-name="ce2" office:value-type="float" office:value="77" calcext:value-type="float">
            <text:p>77</text:p>
          </table:table-cell>
          <table:table-cell table:style-name="ce5" table:formula="of:=([.F13]-78.0666)^2" office:value-type="float" office:value="1.13763555999999" calcext:value-type="float">
            <text:p>1.13763555999999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formula="of:=([.H13] - 1.0666)^2" office:value-type="float" office:value="0.00443556" calcext:value-type="float">
            <text:p>0.00443556</text:p>
          </table:table-cell>
          <table:table-cell table:style-name="ce2" office:value-type="float" office:value="95" calcext:value-type="float">
            <text:p>95</text:p>
          </table:table-cell>
          <table:table-cell table:style-name="ce5" table:formula="of:=([.J13]-98.4)^2" office:value-type="float" office:value="11.56" calcext:value-type="float">
            <text:p>11.56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formula="of:=([.L13]-1.8)^2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41" calcext:value-type="float">
            <text:p>41</text:p>
          </table:table-cell>
          <table:table-cell table:style-name="ce5" table:formula="of:=([.B14]-41.6)^2" office:value-type="float" office:value="0.360000000000002" calcext:value-type="float">
            <text:p>0.360000000000002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[.D14]-0.4666666)^2" office:value-type="float" office:value="0.21777771555556" calcext:value-type="float">
            <text:p>0.2178</text:p>
          </table:table-cell>
          <table:table-cell table:style-name="ce2" office:value-type="float" office:value="66" calcext:value-type="float">
            <text:p>66</text:p>
          </table:table-cell>
          <table:table-cell table:style-name="ce5" table:formula="of:=([.F14]-78.0666)^2" office:value-type="float" office:value="145.60283556" calcext:value-type="float">
            <text:p>145.6028355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formula="of:=([.H14] - 1.0666)^2" office:value-type="float" office:value="0.00443556" calcext:value-type="float">
            <text:p>0.00443556</text:p>
          </table:table-cell>
          <table:table-cell table:style-name="ce2" office:value-type="float" office:value="112" calcext:value-type="float">
            <text:p>112</text:p>
          </table:table-cell>
          <table:table-cell table:style-name="ce5" table:formula="of:=([.J14]-98.4)^2" office:value-type="float" office:value="184.96" calcext:value-type="float">
            <text:p>184.96</text:p>
          </table:table-cell>
          <table:table-cell table:style-name="ce8" office:value-type="float" office:value="4" calcext:value-type="float">
            <text:p>4</text:p>
          </table:table-cell>
          <table:table-cell table:style-name="ce14" table:formula="of:=([.L14]-1.8)^2"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52" calcext:value-type="float">
            <text:p>52</text:p>
          </table:table-cell>
          <table:table-cell table:style-name="ce5" table:formula="of:=([.B15]-41.6)^2" office:value-type="float" office:value="108.16" calcext:value-type="float">
            <text:p>108.16</text:p>
          </table:table-cell>
          <table:table-cell table:style-name="ce8" office:value-type="float" office:value="1" calcext:value-type="float">
            <text:p>1</text:p>
          </table:table-cell>
          <table:table-cell table:style-name="ce10" table:formula="of:=([.D15]-0.4666666)^2" office:value-type="float" office:value="0.28444451555556" calcext:value-type="float">
            <text:p>0.2844</text:p>
          </table:table-cell>
          <table:table-cell table:style-name="ce2" office:value-type="float" office:value="105" calcext:value-type="float">
            <text:p>105</text:p>
          </table:table-cell>
          <table:table-cell table:style-name="ce5" table:formula="of:=([.F15]-78.0666)^2" office:value-type="float" office:value="725.40803556" calcext:value-type="float">
            <text:p>725.4080355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formula="of:=([.H15] - 1.0666)^2" office:value-type="float" office:value="0.00443556" calcext:value-type="float">
            <text:p>0.00443556</text:p>
          </table:table-cell>
          <table:table-cell table:style-name="ce2" office:value-type="float" office:value="134" calcext:value-type="float">
            <text:p>134</text:p>
          </table:table-cell>
          <table:table-cell table:style-name="ce5" table:formula="of:=([.J15]-98.4)^2" office:value-type="float" office:value="1267.36" calcext:value-type="float">
            <text:p>1267.3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formula="of:=([.L15]-1.8)^2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47" calcext:value-type="float">
            <text:p>47</text:p>
          </table:table-cell>
          <table:table-cell table:style-name="ce5" table:formula="of:=([.B16]-41.6)^2" office:value-type="float" office:value="29.16" calcext:value-type="float">
            <text:p>29.16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formula="of:=([.D16]-0.4666666)^2" office:value-type="float" office:value="0.21777771555556" calcext:value-type="float">
            <text:p>0.2178</text:p>
          </table:table-cell>
          <table:table-cell table:style-name="ce2" office:value-type="float" office:value="83" calcext:value-type="float">
            <text:p>83</text:p>
          </table:table-cell>
          <table:table-cell table:style-name="ce5" table:formula="of:=([.F16]-78.0666)^2" office:value-type="float" office:value="24.3384355600001" calcext:value-type="float">
            <text:p>24.3384355600001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formula="of:=([.H16] - 1.0666)^2" office:value-type="float" office:value="0.87123556" calcext:value-type="float">
            <text:p>0.87123556</text:p>
          </table:table-cell>
          <table:table-cell table:style-name="ce2" office:value-type="float" office:value="100" calcext:value-type="float">
            <text:p>100</text:p>
          </table:table-cell>
          <table:table-cell table:style-name="ce5" table:formula="of:=([.J16]-98.4)^2" office:value-type="float" office:value="2.55999999999998" calcext:value-type="float">
            <text:p>2.55999999999998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formula="of:=([.L16]-1.8)^2" office:value-type="float" office:value="0.04" calcext:value-type="float">
            <text:p>0.04</text:p>
          </table:table-cell>
        </table:table-row>
        <table:table-row table:style-name="ro1">
          <table:table-cell/>
          <table:table-cell table:style-name="ce2"/>
          <table:table-cell table:style-name="ce5"/>
          <table:table-cell table:style-name="ce8"/>
          <table:table-cell table:style-name="ce10"/>
          <table:table-cell table:style-name="ce2"/>
          <table:table-cell table:style-name="ce5"/>
          <table:table-cell table:style-name="ce8"/>
          <table:table-cell table:style-name="ce14"/>
          <table:table-cell table:style-name="ce2"/>
          <table:table-cell table:style-name="ce5"/>
          <table:table-cell table:style-name="ce8"/>
          <table:table-cell table:style-name="ce14"/>
        </table:table-row>
        <table:table-row table:style-name="ro1">
          <table:table-cell office:value-type="string" calcext:value-type="string">
            <text:p>Suma</text:p>
          </table:table-cell>
          <table:table-cell table:style-name="ce2" table:formula="of:=SUM([.B2:.B16])" office:value-type="float" office:value="624" calcext:value-type="float">
            <text:p>624</text:p>
          </table:table-cell>
          <table:table-cell table:style-name="ce5"/>
          <table:table-cell table:style-name="ce8" table:formula="of:=SUM([.D2:.D16])" office:value-type="float" office:value="7" calcext:value-type="float">
            <text:p>7</text:p>
          </table:table-cell>
          <table:table-cell table:style-name="ce10"/>
          <table:table-cell table:style-name="ce2" table:formula="of:=SUM([.F2:.F16])" office:value-type="float" office:value="1171" calcext:value-type="float">
            <text:p>1171</text:p>
          </table:table-cell>
          <table:table-cell table:style-name="ce5"/>
          <table:table-cell table:style-name="ce8" table:formula="of:=SUM([.H2:.H16])" office:value-type="float" office:value="16" calcext:value-type="float">
            <text:p>16</text:p>
          </table:table-cell>
          <table:table-cell table:style-name="ce14"/>
          <table:table-cell table:style-name="ce2" table:formula="of:=SUM([.J2:.J16])" office:value-type="float" office:value="1476" calcext:value-type="float">
            <text:p>1476</text:p>
          </table:table-cell>
          <table:table-cell table:style-name="ce5"/>
          <table:table-cell table:style-name="ce8" table:formula="of:=SUM([.L2:.L16])" office:value-type="float" office:value="27" calcext:value-type="float">
            <text:p>27</text:p>
          </table:table-cell>
          <table:table-cell table:style-name="ce14"/>
        </table:table-row>
        <table:table-row table:style-name="ro1">
          <table:table-cell office:value-type="string" calcext:value-type="string">
            <text:p>Media</text:p>
          </table:table-cell>
          <table:table-cell table:style-name="ce2" table:formula="of:=[.B18]/15" office:value-type="float" office:value="41.6" calcext:value-type="float">
            <text:p>41.6</text:p>
          </table:table-cell>
          <table:table-cell table:style-name="ce5"/>
          <table:table-cell table:style-name="ce8" table:formula="of:=[.D18]/15" office:value-type="float" office:value="0.466666666666667" calcext:value-type="float">
            <text:p>0.466666666666667</text:p>
          </table:table-cell>
          <table:table-cell table:style-name="ce10"/>
          <table:table-cell table:style-name="ce2" table:formula="of:=[.F18]/15" office:value-type="float" office:value="78.0666666666667" calcext:value-type="float">
            <text:p>78.0666666666667</text:p>
          </table:table-cell>
          <table:table-cell table:style-name="ce5"/>
          <table:table-cell table:style-name="ce8" table:formula="of:=[.H18]/15" office:value-type="float" office:value="1.06666666666667" calcext:value-type="float">
            <text:p>1.06666666666667</text:p>
          </table:table-cell>
          <table:table-cell table:style-name="ce14"/>
          <table:table-cell table:style-name="ce2" table:formula="of:=[.J18]/15" office:value-type="float" office:value="98.4" calcext:value-type="float">
            <text:p>98.4</text:p>
          </table:table-cell>
          <table:table-cell table:style-name="ce5"/>
          <table:table-cell table:style-name="ce8" table:formula="of:=[.L18]/15" office:value-type="float" office:value="1.8" calcext:value-type="float">
            <text:p>1.8</text:p>
          </table:table-cell>
          <table:table-cell table:style-name="ce14"/>
        </table:table-row>
        <table:table-row table:style-name="ro1">
          <table:table-cell office:value-type="string" calcext:value-type="string">
            <text:p>Varianza</text:p>
          </table:table-cell>
          <table:table-cell table:style-name="ce2" table:formula="of:=AVERAGE([.C2:.C16])" office:value-type="float" office:value="27.84" calcext:value-type="float">
            <text:p>27.84</text:p>
          </table:table-cell>
          <table:table-cell table:style-name="ce5"/>
          <table:table-cell table:style-name="ce2" table:formula="of:=AVERAGE([.E2:.E16])" office:value-type="float" office:value="0.382222222222227" calcext:value-type="float">
            <text:p>0.382222222222227</text:p>
          </table:table-cell>
          <table:table-cell table:style-name="ce10"/>
          <table:table-cell table:style-name="ce2" table:formula="of:=AVERAGE([.G2:.G16])" office:value-type="float" office:value="125.79555556" calcext:value-type="float">
            <text:p>125.79555556</text:p>
          </table:table-cell>
          <table:table-cell table:style-name="ce5"/>
          <table:table-cell table:style-name="ce2" table:formula="of:=AVERAGE([.I2:.I16])" office:value-type="float" office:value="0.728888893333333" calcext:value-type="float">
            <text:p>0.728888893333333</text:p>
          </table:table-cell>
          <table:table-cell table:style-name="ce14"/>
          <table:table-cell table:style-name="ce2" table:formula="of:=AVERAGE([.K2:.K16])" office:value-type="float" office:value="171.973333333333" calcext:value-type="float">
            <text:p>171.973333333333</text:p>
          </table:table-cell>
          <table:table-cell table:style-name="ce5"/>
          <table:table-cell table:style-name="ce2" table:formula="of:=AVERAGE([.M2:.M16])" office:value-type="float" office:value="2.69333333333333" calcext:value-type="float">
            <text:p>2.69333333333333</text:p>
          </table:table-cell>
          <table:table-cell table:style-name="ce14"/>
        </table:table-row>
        <table:table-row table:style-name="ro1">
          <table:table-cell office:value-type="string" calcext:value-type="string">
            <text:p>Desv. Est</text:p>
          </table:table-cell>
          <table:table-cell table:style-name="ce3" table:formula="of:=SQRT([.B20])" office:value-type="float" office:value="5.27636238330917" calcext:value-type="float">
            <text:p>5.27636238330917</text:p>
          </table:table-cell>
          <table:table-cell table:style-name="ce6"/>
          <table:table-cell table:style-name="ce3" table:formula="of:=SQRT([.D20])" office:value-type="float" office:value="0.618241233033051" calcext:value-type="float">
            <text:p>0.618241233033051</text:p>
          </table:table-cell>
          <table:table-cell table:style-name="ce11"/>
          <table:table-cell table:style-name="ce3" table:formula="of:=SQRT([.F20])" office:value-type="float" office:value="11.2158617840984" calcext:value-type="float">
            <text:p>11.2158617840984</text:p>
          </table:table-cell>
          <table:table-cell table:style-name="ce6"/>
          <table:table-cell table:style-name="ce3" table:formula="of:=SQRT([.H20])" office:value-type="float" office:value="0.853749900927276" calcext:value-type="float">
            <text:p>0.853749900927276</text:p>
          </table:table-cell>
          <table:table-cell table:style-name="ce15"/>
          <table:table-cell table:style-name="ce3" table:formula="of:=SQRT([.J20])" office:value-type="float" office:value="13.1138603520601" calcext:value-type="float">
            <text:p>13.1138603520601</text:p>
          </table:table-cell>
          <table:table-cell table:style-name="ce6"/>
          <table:table-cell table:style-name="ce3" table:formula="of:=SQRT([.L20])" office:value-type="float" office:value="1.64113781667882" calcext:value-type="float">
            <text:p>1.64113781667882</text:p>
          </table:table-cell>
          <table:table-cell table:style-name="ce15"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ree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5" number:min-decimal-places="15" number:min-integer-digits="1"/>
    </number:number-style>
    <number:number-style style:name="N141">
      <number:number number:decimal-places="16" number:min-decimal-places="16" number:min-integer-digits="1"/>
    </number:number-style>
    <number:number-style style:name="N142">
      <number:number number:decimal-places="17" number:min-decimal-places="17" number:min-integer-digits="1"/>
    </number:number-style>
    <number:number-style style:name="N143">
      <number:number number:decimal-places="18" number:min-decimal-places="18" number:min-integer-digits="1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2:17:15.552022901</meta:creation-date>
    <dc:date>2023-03-24T14:19:08.433483281</dc:date>
    <meta:editing-duration>PT2H1M53S</meta:editing-duration>
    <meta:editing-cycles>1</meta:editing-cycles>
    <meta:document-statistic meta:table-count="1" meta:cell-count="236" meta:object-count="0"/>
    <meta:generator>LibreOffice/7.5.1.2$Linux_X86_64 LibreOffice_project/50$Build-2</meta:generator>
  </office:meta>
</office:document-meta>
</file>